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>Difference between DTO &amp; Entity: </text:p>
      <text:p text:style-name="Text_20_body">Entity is class mapped to table. Dto is class mapped to "view" layer mostly. What needed to store is entity &amp; which needed to 'show' on web page is D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28:20.818072970</meta:creation-date>
    <dc:date>2019-04-09T13:28:47.738223449</dc:date>
    <meta:editing-duration>PT27S</meta:editing-duration>
    <meta:editing-cycles>1</meta:editing-cycles>
    <meta:document-statistic meta:table-count="0" meta:image-count="0" meta:object-count="0" meta:page-count="1" meta:paragraph-count="2" meta:word-count="35" meta:character-count="185" meta:non-whitespace-character-count="151"/>
    <meta:generator>LibreOffice/5.1.6.2$Linux_X86_64 LibreOffice_project/10m0$Build-2</meta:generator>
  </office:meta>
</office:document-meta>
</file>